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1.016cm" svg:height="1.143cm" svg:x="3.667cm" svg:y="4.8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016cm" svg:height="1.143cm" svg:x="18.018cm" svg:y="5.69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016cm" svg:height="1.143cm" svg:x="13.446cm" svg:y="2.65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016cm" svg:height="1.143cm" svg:x="12.43cm" svg:y="7.47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016cm" svg:height="1.143cm" svg:x="8.239cm" svg:y="3.66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016cm" svg:height="1.143cm" svg:x="7.731cm" svg:y="9.38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16cm" svg:height="1.143cm" svg:x="3.286cm" svg:y="10.271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683cm" svg:y1="5.382cm" svg:x2="7.879cm" svg:y2="9.549cm" draw:start-shape="id1" draw:start-glue-point="10" draw:end-shape="id2" draw:end-glue-point="5" svg:d="m4683 5382 3196 4167">
          <text:p/>
        </draw:connector>
        <draw:connector draw:style-name="gr2" draw:text-style-name="P1" draw:layer="layout" draw:type="line" svg:x1="7.879cm" svg:y1="9.549cm" svg:x2="4.154cm" svg:y2="10.438cm" draw:start-shape="id2" draw:start-glue-point="5" draw:end-shape="id3" draw:end-glue-point="11" svg:d="m7879 9549-3725 889">
          <text:p/>
        </draw:connector>
        <draw:connector draw:style-name="gr2" draw:text-style-name="P1" draw:layer="layout" draw:type="line" svg:x1="3.794cm" svg:y1="10.271cm" svg:x2="4.175cm" svg:y2="5.953cm" draw:start-shape="id3" draw:start-glue-point="4" draw:end-shape="id1" draw:end-glue-point="8" svg:d="m3794 10271 381-4318">
          <text:p/>
        </draw:connector>
        <draw:connector draw:style-name="gr2" draw:text-style-name="P1" draw:layer="layout" draw:type="line" svg:x1="13.954cm" svg:y1="3.794cm" svg:x2="13.298cm" svg:y2="7.644cm" draw:start-shape="id4" draw:start-glue-point="8" draw:end-shape="id5" draw:end-glue-point="11" svg:d="m13954 3794-656 3850">
          <text:p/>
        </draw:connector>
        <draw:connector draw:style-name="gr2" draw:text-style-name="P1" draw:layer="layout" draw:type="line" svg:x1="12.578cm" svg:y1="7.644cm" svg:x2="9.107cm" svg:y2="4.643cm" draw:start-shape="id5" draw:start-glue-point="5" draw:end-shape="id6" draw:end-glue-point="9" svg:d="m12578 7644-3471-3001">
          <text:p/>
        </draw:connector>
        <draw:connector draw:style-name="gr2" draw:text-style-name="P1" draw:layer="layout" draw:type="line" svg:x1="9.255cm" svg:y1="4.239cm" svg:x2="13.446cm" svg:y2="3.223cm" draw:start-shape="id6" draw:start-glue-point="10" draw:end-shape="id4" draw:end-glue-point="6" svg:d="m9255 4239 4191-1016">
          <text:p/>
        </draw:connector>
        <draw:connector draw:style-name="gr2" draw:text-style-name="P1" draw:layer="layout" draw:type="line" svg:x1="14.314cm" svg:y1="3.627cm" svg:x2="18.166cm" svg:y2="5.866cm" draw:start-shape="id4" draw:start-glue-point="9" draw:end-shape="id7" draw:end-glue-point="5" svg:d="m14314 3627 3852 2239">
          <text:p/>
        </draw:connector>
        <draw:connector draw:style-name="gr2" draw:text-style-name="P1" draw:layer="layout" draw:type="line" svg:x1="18.018cm" svg:y1="6.271cm" svg:x2="13.446cm" svg:y2="8.049cm" draw:start-shape="id7" draw:start-glue-point="6" draw:end-shape="id5" draw:end-glue-point="10" svg:d="m18018 6271-4572 1778">
          <text:p/>
        </draw:connector>
        <draw:connector draw:style-name="gr2" draw:text-style-name="P1" draw:layer="layout" draw:type="line" svg:x1="4.683cm" svg:y1="5.382cm" svg:x2="12.43cm" svg:y2="8.049cm" draw:start-shape="id1" draw:start-glue-point="10" draw:end-shape="id5" draw:end-glue-point="6" svg:d="m4683 5382 7747 2667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4T09:03:16</meta:creation-date>
    <meta:editing-duration>P0D</meta:editing-duration>
    <meta:editing-cycles>1</meta:editing-cycles>
    <meta:generator>LibreOffice/3.4$Unix LibreOffice_project/340m1$Build-302</meta:generator>
    <meta:document-statistic meta:object-count="16"/>
  </office:meta>
</office:document-meta>
</file>